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1139eb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2f7716"/>
    </style:style>
    <style:style style:name="P77" style:family="paragraph" style:parent-style-name="Standard">
      <style:text-properties officeooo:paragraph-rsid="0e38fc62"/>
    </style:style>
    <style:style style:name="P78" style:family="paragraph" style:parent-style-name="Standard">
      <style:text-properties officeooo:paragraph-rsid="0e3921df"/>
    </style:style>
    <style:style style:name="P79" style:family="paragraph" style:parent-style-name="Standard">
      <style:text-properties officeooo:rsid="0e3921df" officeooo:paragraph-rsid="0e3921df"/>
    </style:style>
    <style:style style:name="P80" style:family="paragraph" style:parent-style-name="Standard">
      <style:text-properties officeooo:paragraph-rsid="0e3ebd7e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24c429"/>
    </style:style>
    <style:style style:name="P88" style:family="paragraph" style:parent-style-name="Footnote">
      <style:text-properties officeooo:paragraph-rsid="0e423056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e466d90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1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2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3" style:family="text">
      <style:text-properties fo:color="#000000" style:font-name="Ubuntu3" fo:font-size="12pt" style:font-size-asian="12pt" style:font-size-complex="12pt"/>
    </style:style>
    <style:style style:name="T314" style:family="text">
      <style:text-properties fo:color="#000000" style:font-name="Ubuntu3" fo:font-size="12pt" officeooo:rsid="004804ae" style:font-size-asian="12pt" style:font-size-complex="12pt"/>
    </style:style>
    <style:style style:name="T315" style:family="text">
      <style:text-properties fo:color="#000000" style:font-name="Ubuntu3" fo:font-size="12pt" officeooo:rsid="0d21a97c" style:font-size-asian="12pt" style:font-size-complex="12pt"/>
    </style:style>
    <style:style style:name="T316" style:family="text">
      <style:text-properties fo:color="#000000" style:font-name="Ubuntu3" fo:font-size="12pt" officeooo:rsid="0d2ecc1a" style:font-size-asian="12pt" style:font-size-complex="12pt"/>
    </style:style>
    <style:style style:name="T317" style:family="text">
      <style:text-properties fo:color="#000000" style:text-underline-style="none" officeooo:rsid="0bd0b23f" style:font-size-asian="12pt" style:font-size-complex="12pt"/>
    </style:style>
    <style:style style:name="T31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e46d2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5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7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style:use-window-font-color="true"/>
    </style:style>
    <style:style style:name="T34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7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7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72" style:family="text">
      <style:text-properties style:use-window-font-color="true" officeooo:rsid="047da547"/>
    </style:style>
    <style:style style:name="T373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4" style:family="text">
      <style:text-properties officeooo:rsid="047fb57c"/>
    </style:style>
    <style:style style:name="T375" style:family="text">
      <style:text-properties officeooo:rsid="047da547"/>
    </style:style>
    <style:style style:name="T376" style:family="text">
      <style:text-properties officeooo:rsid="01657261" style:font-size-asian="12pt" style:font-size-complex="12pt"/>
    </style:style>
    <style:style style:name="T377" style:family="text">
      <style:text-properties officeooo:rsid="04473353"/>
    </style:style>
    <style:style style:name="T378" style:family="text">
      <style:text-properties fo:font-weight="normal" style:font-weight-asian="normal" style:font-weight-complex="normal"/>
    </style:style>
    <style:style style:name="T379" style:family="text">
      <style:text-properties fo:font-weight="normal" officeooo:rsid="0d53468e" style:font-weight-asian="normal" style:font-weight-complex="normal"/>
    </style:style>
    <style:style style:name="T380" style:family="text">
      <style:text-properties officeooo:rsid="06049971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officeooo:rsid="06049971" style:font-weight-asian="bold" style:font-weight-complex="bold"/>
    </style:style>
    <style:style style:name="T383" style:family="text">
      <style:text-properties fo:font-weight="bold" officeooo:rsid="0e0463fc" style:font-weight-asian="bold" style:font-weight-complex="bold"/>
    </style:style>
    <style:style style:name="T384" style:family="text">
      <style:text-properties officeooo:rsid="0594b105"/>
    </style:style>
    <style:style style:name="T385" style:family="text">
      <style:text-properties officeooo:rsid="0aace3cd"/>
    </style:style>
    <style:style style:name="T38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87" style:family="text">
      <style:text-properties fo:font-size="10pt" style:font-size-asian="10pt" style:font-size-complex="10pt"/>
    </style:style>
    <style:style style:name="T388" style:family="text">
      <style:text-properties fo:font-size="10pt" officeooo:rsid="06049971" style:font-size-asian="10pt" style:font-size-complex="10pt"/>
    </style:style>
    <style:style style:name="T389" style:family="text">
      <style:text-properties fo:font-size="10pt" officeooo:rsid="0db4d737" style:font-size-asian="10pt" style:font-size-complex="10pt"/>
    </style:style>
    <style:style style:name="T390" style:family="text">
      <style:text-properties fo:font-size="10pt" officeooo:rsid="0db5d4ba" style:font-size-asian="10pt" style:font-size-complex="10pt"/>
    </style:style>
    <style:style style:name="T391" style:family="text">
      <style:text-properties fo:font-size="10pt" officeooo:rsid="0dd944c0" style:font-size-asian="10pt" style:font-style-asian="italic" style:font-size-complex="10pt" style:font-style-complex="italic"/>
    </style:style>
    <style:style style:name="T392" style:family="text">
      <style:text-properties fo:font-size="10pt" officeooo:rsid="06049971" style:font-size-asian="10pt" style:font-style-asian="italic" style:font-size-complex="10pt" style:font-style-complex="italic"/>
    </style:style>
    <style:style style:name="T393" style:family="text">
      <style:text-properties officeooo:rsid="0394a435"/>
    </style:style>
    <style:style style:name="T394" style:family="text">
      <style:text-properties officeooo:rsid="0b668458"/>
    </style:style>
    <style:style style:name="T395" style:family="text">
      <style:text-properties officeooo:rsid="0c125172"/>
    </style:style>
    <style:style style:name="T396" style:family="text">
      <style:text-properties officeooo:rsid="0d4b2054"/>
    </style:style>
    <style:style style:name="T397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d1ec96e"/>
    </style:style>
    <style:style style:name="T39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00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01" style:family="text">
      <style:text-properties officeooo:rsid="0e0463fc"/>
    </style:style>
    <style:style style:name="T402" style:family="text">
      <style:text-properties officeooo:rsid="0e425964"/>
    </style:style>
    <style:style style:name="T403" style:family="text">
      <style:text-properties officeooo:rsid="0e46d2e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7">C</text:span></text:span><text:span text:style-name="Strong_20_Emphasis"><text:span text:style-name="T273">hecklist voor </text:span></text:span><text:span text:style-name="Strong_20_Emphasis"><text:span text:style-name="T280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81">Debian</text:span></text:span><text:reference-mark-end text:name="Distributie"/><text:span text:style-name="Strong_20_Emphasis"><text:span text:style-name="T285"> </text:span></text:span><text:span text:style-name="Strong_20_Emphasis"><text:span text:style-name="T287">GNU/Linux </text:span></text:span><text:reference-mark-start text:name="Versie"/><text:span text:style-name="Strong_20_Emphasis"><text:span text:style-name="T281">1</text:span></text:span><text:span text:style-name="Strong_20_Emphasis"><text:span text:style-name="T282">1</text:span></text:span><text:reference-mark-end text:name="Versie"/><text:span text:style-name="Strong_20_Emphasis"><text:span text:style-name="T274"> </text:span></text:span><text:span text:style-name="Strong_20_Emphasis"><text:span text:style-name="T283">LTS</text:span></text:span><text:span text:style-name="Strong_20_Emphasis"><text:span text:style-name="T274"><text:note text:id="ftn1" text:note-class="footnote"><text:note-citation>1</text:note-citation><text:note-body><text:p text:style-name="P85"><text:span text:style-name="T393">Deze versie heeft codenaam </text:span><text:span text:style-name="T323">B</text:span><text:span text:style-name="T331">ullseye</text:span><text:span text:style-name="T394"> </text:span><text:span text:style-name="T395">(</text:span><text:span text:style-name="T331">bullseye</text:span><text:span text:style-name="T395">)</text:span><text:span text:style-name="T394"> </text:span><text:span text:style-name="T324">en is een zogenaamde LTS-versie (Long-Term Support, langetermijnondersteuning). <text:s/></text:span><text:span text:style-name="T325">Deze</text:span><text:span text:style-name="T324"> LTS-versie versch</text:span><text:span text:style-name="T325">een </text:span><text:span text:style-name="T330">in </text:span><text:span text:style-name="T332">augustus</text:span><text:span text:style-name="T324"> 20</text:span><text:span text:style-name="T332">2</text:span><text:span text:style-name="T325">1</text:span><text:span text:style-name="T324"> en wordt vanaf vrijgave </text:span><text:span text:style-name="T330">vijf</text:span><text:span text:style-name="T324"> jaar ondersteund</text:span><text:span text:style-name="T326"> </text:span><text:span text:style-name="T324">(</text:span><text:span text:style-name="T327">updates </text:span><text:span text:style-name="T324">tot </text:span><text:span text:style-name="T332">augustus</text:span><text:span text:style-name="T325"> </text:span><text:span text:style-name="T324">202</text:span><text:span text:style-name="T332">6</text:span><text:span text:style-name="T326">)</text:span><text:span text:style-name="T328">.</text:span></text:p></text:note-body></text:note></text:span></text:span><text:span text:style-name="Strong_20_Emphasis"><text:span text:style-name="T283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9"/>
      <text:p text:style-name="P28"><text:span text:style-name="T19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41">voor</text:span><text:span text:style-name="T342"> </text:span><text:span text:style-name="T343">deze en andere </text:span><text:span text:style-name="T20">checklists, scripts, en overige bestanden.</text:span></text:p>
      <text:p text:style-name="P23"/>
      <text:p text:style-name="P51"><text:span text:style-name="T175">D</text:span><text:span text:style-name="T174">it is een invulbare PD</text:span><text:span text:style-name="T176">F</text:span><text:span text:style-name="T174"> met tekst- en keuzevakken; </text:span><text:span text:style-name="T177">a</text:span><text:span text:style-name="T174">fdrukken is niet noodzakelijk.</text:span></text:p>
      <text:p text:style-name="P10"/>
      <text:p text:style-name="P10">V<text:span text:style-name="T374">ul de waarden in het tekstvak achter de </text:span><text:span text:style-name="Definition"><text:span text:style-name="T375">schuingedrukte</text:span></text:span> <text:span text:style-name="T375">woorden </text:span><text:span text:style-name="T372">(zie toelichting)</text:span><text:span text:style-name="T375">: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<text:tab/><text:tab/></text:span></text:span><text:span text:style-name="Definition"><text:span text:style-name="T340"> <text:tab/><text:tab/></text:span></text:span><text:span text:style-name="T350"><draw:control text:anchor-type="as-char" svg:y="-0.429cm" draw:z-index="30" draw:name="Gebruiker" draw:style-name="gr2" draw:text-style-name="P96" svg:width="6.061cm" svg:height="0.6cm" draw:control="control31"><svg:title>Gebruiker</svg:title><svg:desc>Volledige naam, bijv. Jan Stek</svg:desc></draw:control></text:span><text:span text:style-name="T350"><text:tab/></text:span><text:span text:style-name="T351">(</text:span><text:span text:style-name="T369">volledige naam, bijv. </text:span><text:span text:style-name="T371">Karel Kamer</text:span><text:span text:style-name="T370">)</text:span></text:p>
      <text:p text:style-name="Standard"><text:span text:style-name="Definition"><text:span text:style-name="T348">g</text:span></text:span><text:span text:style-name="Definition"><text:span text:style-name="T347">ebruikersnaam<text:tab/><text:tab/></text:span></text:span><text:span text:style-name="Definition"><text:span text:style-name="T347"><draw:control text:anchor-type="as-char" svg:y="-0.429cm" draw:z-index="31" draw:name="Gberuikersnaam" draw:style-name="gr2" draw:text-style-name="P96" svg:width="6.061cm" svg:height="0.6cm" draw:control="control32"><svg:title>Gebruikersnaam</svg:title><svg:desc>Korte naam, bijv. jan</svg:desc></draw:control></text:span></text:span><text:span text:style-name="Definition"><text:span text:style-name="T34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3">c</text:span></text:span><text:span text:style-name="Definition"><text:span text:style-name="T362">omputernaam<text:tab/><text:tab/></text:span></text:span><text:span text:style-name="Definition"><text:span text:style-name="T350"><draw:control text:anchor-type="as-char" svg:y="-0.429cm" draw:z-index="32" draw:name="Computernaam" draw:style-name="gr2" draw:text-style-name="P96" svg:width="6.061cm" svg:height="0.6cm" draw:control="control33"><svg:title>Computernaam</svg:title><svg:desc>Unieke naam van de computer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unieke naam van de compute</text:span></text:span><text:span text:style-name="Definition"><text:span text:style-name="T353">r</text:span></text:span><text:span text:style-name="Definition"><text:span text:style-name="T354">)</text:span></text:span></text:p>
      <text:p text:style-name="P2"><text:span text:style-name="Definition"><text:span text:style-name="T348">o</text:span></text:span><text:span text:style-name="Definition"><text:span text:style-name="T347">pstartmenu</text:span></text:span><text:span text:style-name="Definition"><text:span text:style-name="T350"><text:tab/><text:tab/><text:tab/></text:span></text:span><text:span text:style-name="Definition"><text:span text:style-name="T350"><draw:control text:anchor-type="as-char" svg:y="-0.429cm" draw:z-index="33" draw:name="Opstartmenu" draw:style-name="gr2" draw:text-style-name="P96" svg:width="6.061cm" svg:height="0.6cm" draw:control="control34"><svg:title>Opstartmenu</svg:title><svg:desc>Toets voor het opstartmenu ("bootmenu")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to</text:span></text:span><text:span text:style-name="Definition"><text:span text:style-name="T359">ets voor het opstartmedium</text:span></text:span><text:span text:style-name="Definition"><text:span text:style-name="T360">)</text:span></text:span></text:p>
      <text:p text:style-name="P2"><text:span text:style-name="Definition"><text:span text:style-name="T364">i</text:span></text:span><text:span text:style-name="Definition"><text:span text:style-name="T365">nstellingen</text:span></text:span><text:span text:style-name="T354"><text:tab/> <text:tab/><text:tab/></text:span><text:span text:style-name="T354"><draw:control text:anchor-type="as-char" svg:y="-0.429cm" draw:z-index="29" draw:name="Instellingen" draw:style-name="gr2" draw:text-style-name="P96" svg:width="6.061cm" svg:height="0.6cm" draw:control="control30"><svg:title>Instellingen</svg:title><svg:desc>Toets voor het BIOS/UEFI-scherm ("setup")</svg:desc></draw:control></text:span><text:span text:style-name="T354"><text:tab/>(</text:span><text:span text:style-name="T352">toets voor het BIOS/UEFI-scherm</text:span><text:span text:style-name="T354">)</text:span></text:p>
      <text:p text:style-name="P4"><text:span text:style-name="Definition"><text:span text:style-name="T344">2</text:span></text:span><text:span text:style-name="Definition"><text:span text:style-name="T346">e </text:span></text:span><text:span text:style-name="Definition"><text:span text:style-name="T366">gebr</text:span></text:span><text:span text:style-name="Definition"><text:span text:style-name="T344">uiker </text:span></text:span><text:span text:style-name="Definition"><text:span text:style-name="T345">(evt.)</text:span></text:span><text:span text:style-name="T354"><text:tab/></text:span><text:span text:style-name="T354"><draw:control text:anchor-type="as-char" svg:y="-0.429cm" draw:z-index="35" draw:name="Instellingen_0" draw:style-name="gr2" draw:text-style-name="P96" svg:width="6.061cm" svg:height="0.6cm" draw:control="control36"><svg:title>Instellingen</svg:title><svg:desc>Toets voor het BIOS/UEFI-scherm ("setup")</svg:desc></draw:control></text:span><text:span text:style-name="T354"><text:tab/>(volledige naam </text:span><text:span text:style-name="T357">evt. </text:span><text:span text:style-name="T361">2</text:span><text:span text:style-name="T373">e</text:span><text:span text:style-name="T361"> </text:span><text:span text:style-name="T354">gebruiker)</text:span></text:p>
      <text:p text:style-name="P4"><text:span text:style-name="Definition"><text:span text:style-name="T344">2</text:span></text:span><text:span text:style-name="Definition"><text:span text:style-name="T346">e</text:span></text:span><text:span text:style-name="Definition"><text:span text:style-name="T344"> </text:span></text:span><text:span text:style-name="Definition"><text:span text:style-name="T367">g</text:span></text:span><text:span text:style-name="Definition"><text:span text:style-name="T368">ebruikersnaam</text:span></text:span><text:span text:style-name="T354"><text:tab/></text:span><text:span text:style-name="T354"><draw:control text:anchor-type="as-char" svg:y="-0.429cm" draw:z-index="34" draw:name="Instellingen_1" draw:style-name="gr2" draw:text-style-name="P96" svg:width="6.061cm" svg:height="0.6cm" draw:control="control35"><svg:title>Instellingen</svg:title><svg:desc>Toets voor het BIOS/UEFI-scherm ("setup")</svg:desc></draw:control></text:span><text:span text:style-name="T354"><text:tab/>(</text:span><text:span text:style-name="T352">korte naam </text:span><text:span text:style-name="T357">ev</text:span><text:span text:style-name="T358">entuele</text:span><text:span text:style-name="T357"> </text:span><text:span text:style-name="T361">2</text:span><text:span text:style-name="T373">e</text:span><text:span text:style-name="T361"> </text:span><text:span text:style-name="T355">gebr</text:span><text:span text:style-name="T356">uiker</text:span><text:span text:style-name="T354">)</text:span></text:p>
      <text:p text:style-name="P5"><text:span text:style-name="T294">Vervang </text:span><text:span text:style-name="Definition"><text:span text:style-name="T17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11"/>
      <text:p text:style-name="P6"><text:span text:style-name="Strong_20_Emphasis"><text:span text:style-name="T289"/></text:span></text:p>
      <text:p text:style-name="P30"><text:span text:style-name="Strong_20_Emphasis"><text:span text:style-name="T120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0"><text:s/><text:tab/></text:span></text:span><text:span text:style-name="T290">Nog niet op Linux?<text:tab/></text:span><text:span text:style-name="T318"></text:span><text:span text:style-name="T296"> </text:span><text:span text:style-name="T297">G</text:span><text:span text:style-name="T291">ebruik </text:span><text:span text:style-name="Strong_20_Emphasis"><text:span text:style-name="T338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2"> onder </text:span><text:span text:style-name="T302">Linux</text:span><text:span text:style-name="T293">.</text:span></text:p>
      <text:p text:style-name="P44"><text:span text:style-name="Strong_20_Emphasis"><text:span text:style-name="T120"><draw:control text:anchor-type="as-char" draw:z-index="28" draw:name="Vorm2" draw:style-name="gr1" draw:text-style-name="P95" svg:width="0.35cm" svg:height="0.35cm" draw:control="control29"/></text:span></text:span><text:span text:style-name="Strong_20_Emphasis"><text:span text:style-name="T120"><text:s/><text:tab/></text:span></text:span><text:span text:style-name="T298">Nieuwe installatie?<text:tab/></text:span><text:span text:style-name="T319"></text:span><text:span text:style-name="T301"><text:tab/></text:span><text:span text:style-name="T300">B</text:span><text:span text:style-name="T298">egin bij hoofdstuk </text:span><text:span text:style-name="T298"><text:bookmark-ref text:reference-format="page" text:ref-name="__RefNumPara__4009_1271708128">2</text:bookmark-ref></text:span><text:span text:style-name="T298"><text:s text:c="2"/></text:span><text:span text:style-name="T299"><text:bookmark-ref text:reference-format="text" text:ref-name="__RefNumPara__4009_1271708128">Installatie uitvoeren</text:bookmark-ref></text:span><text:span text:style-name="T299">.</text:span></text:p>
      <text:p text:style-name="P1"><text:span text:style-name="Strong_20_Emphasis"><text:span text:style-name="T288"/></text:span></text:p>
      <text:list xml:id="list3421780050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88">.</text:span></text:span></text:p>
          </table:table-cell>
        </table:table-row>
        <table:table-row table:style-name="TableLine93898960182240">
          <table:table-cell table:style-name="_31_._5f_Installatie_5f_voorbereiden.A1" office:value-type="string">
            <text:p text:style-name="P32"><text:span text:style-name="Strong_20_Emphasis"><text:span text:style-name="T82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98960182496">
          <table:table-cell table:style-name="_31_._5f_Installatie_5f_voorberei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36" draw:name="Vorm4" draw:style-name="gr1" draw:text-style-name="P95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2">Installeer </text:span></text:span><text:span text:style-name="Strong_20_Emphasis"><text:span text:style-name="T100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16">Super</text:span></text:span><text:span text:style-name="Strong_20_Emphasis"><text:span text:style-name="T67">-toets</text:span></text:span><text:span text:style-name="Strong_20_Emphasis"><text:span text:style-name="T67"><text:note text:id="ftn2" text:note-class="footnote"><text:note-citation>2</text:note-citation><text:note-body><text:p text:style-name="P84"><text:span text:style-name="T320">De </text:span><text:span text:style-name="T336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95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2">Terminalvenster</text:span></text:span><text:span text:style-name="Strong_20_Emphasis"><text:span text:style-name="T70">.</text:span></text:span><text:span text:style-name="Strong_20_Emphasis"><text:span text:style-name="T95"> </text:span></text:span></text:p>
          </table:table-cell>
        </table:table-row>
        <table:table-row table:style-name="TableLine93898960182752">
          <table:table-cell table:style-name="_31_._5f_Installatie_5f_voorbereiden.A1" office:value-type="string">
            <text:p text:style-name="P55"><text:span text:style-name="Strong_20_Emphasis"><text:span text:style-name="T82"><text:s/></text:span></text:span><text:span text:style-name="Strong_20_Emphasis"><text:span text:style-name="T121"><draw:control text:anchor-type="as-char" draw:z-index="38" draw:name="Vorm4_3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398">Typ</text:span><text:span text:style-name="Strong_20_Emphasis"><text:span text:style-name="T96">, of </text:span></text:span><text:span text:style-name="Strong_20_Emphasis"><text:span text:style-name="T95">kopieer en plak, de</text:span></text:span><text:span text:style-name="Strong_20_Emphasis"><text:span text:style-name="T98">z</text:span></text:span><text:span text:style-name="Strong_20_Emphasis"><text:span text:style-name="T95">e opdrachten, ieder gevolgd door de </text:span></text:span><text:span text:style-name="Strong_20_Emphasis"><text:span text:style-name="T217">Enter</text:span></text:span><text:span text:style-name="Strong_20_Emphasis"><text:span text:style-name="T68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/text:p>
            <text:p text:style-name="P62"><text:span text:style-name="User_20_Entry"><text:span text:style-name="T270"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389896018300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3898960183264">
          <table:table-cell table:style-name="_31_._5f_Installatie_5f_voorberei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5">druk </text:span></text:span><text:span text:style-name="Strong_20_Emphasis"><text:span text:style-name="T80">op de </text:span></text:span><text:span text:style-name="Strong_20_Emphasis"><text:span text:style-name="T216">Super</text:span></text:span><text:span text:style-name="Strong_20_Emphasis"><text:span text:style-name="T80">-toets</text:span></text:span><text:span text:style-name="Strong_20_Emphasis"><text:span text:style-name="T268"><text:note-ref text:note-class="footnote" text:reference-format="text" text:ref-name="ftn2">2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0">men</text:span></text:span><text:span text:style-name="Strong_20_Emphasis"><text:span text:style-name="T144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1">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80">.</text:span></text:span></text:p>
          </table:table-cell>
        </table:table-row>
        <table:table-row table:style-name="TableLine93898960183520">
          <table:table-cell table:style-name="_31_._5f_Installatie_5f_voorberei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2">1</text:span></text:span><text:span text:style-name="Strong_20_Emphasis"><text:span text:style-name="T248"> - </text:span></text:span><text:span text:style-name="Strong_20_Emphasis"><text:span text:style-name="T249">In</text:span></text:span><text:span text:style-name="Strong_20_Emphasis"><text:span text:style-name="T255">stallatie voorbereiden</text:span>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8">Verder</text:span></text:span><text:span text:style-name="Strong_20_Emphasis"><text:span text:style-name="T81">.</text:span></text:span></text:p>
          </table:table-cell>
        </table:table-row>
        <table:table-row table:style-name="TableLine93898960183776">
          <table:table-cell table:style-name="_31_._5f_Installatie_5f_voorberei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5">Volg de aanwijzingen op het scherm.</text:span></text:span></text:p>
          </table:table-cell>
        </table:table-row>
        <table:table-row table:style-name="TableLine9389896018403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3898960184288">
          <table:table-cell table:style-name="_31_._5f_Installatie_5f_voorbereiden.A1" office:value-type="string">
            <text:p text:style-name="P65"><text:span text:style-name="Strong_20_Emphasis"><text:span text:style-name="T82"><text:s/></text:span></text:span><text:span text:style-name="Strong_20_Emphasis"><text:span text:style-name="T121"><draw:control text:anchor-type="as-char" draw:z-index="42" draw:name="Vorm8_0" draw:style-name="gr1" draw:text-style-name="P9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2">Na aanmelden als </text:span></text:span><text:span text:style-name="Strong_20_Emphasis"><text:span text:style-name="T103">eventuele</text:span></text:span><text:span text:style-name="Strong_20_Emphasis"><text:span text:style-name="T102"> </text:span></text:span><text:span text:style-name="Definition"><text:span text:style-name="T15">2</text:span></text:span><text:span text:style-name="Definition"><text:span text:style-name="T39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02">, zoek en start</text:span></text:span><text:span text:style-name="Strong_20_Emphasis"><text:span text:style-name="T218"> </text:span></text:span><text:span text:style-name="Strong_20_Emphasis"><text:span text:style-name="T153">Ins</text:span></text:span><text:span text:style-name="Strong_20_Emphasis"><text:span text:style-name="T154">tallatiemenu</text:span></text:span><text:span text:style-name="Strong_20_Emphasis"><text:span text:style-name="T122"> </text:span></text:span><text:span text:style-name="Strong_20_Emphasis"><text:span text:style-name="T102">en </text:span></text:span><text:span text:style-name="User_20_Entry"><text:span text:style-name="T166">kies <text:line-break/></text:span></text:span><text:span text:style-name="User_20_Entry"><text:span text:style-name="T168">5</text:span></text:span><text:span text:style-name="User_20_Entry"><text:span text:style-name="T169"> -</text:span></text:span><text:span text:style-name="User_20_Entry"><text:span text:style-name="T170"> </text:span></text:span><text:span text:style-name="User_20_Entry"><text:span text:style-name="T168">Opdrachtenmenu</text:span></text:span><text:span text:style-name="User_20_Entry"><text:span text:style-name="T167"> en daarna </text:span></text:span><text:span text:style-name="User_20_Entry"><text:span text:style-name="T172">1</text:span></text:span><text:span text:style-name="User_20_Entry"><text:span text:style-name="T173">2</text:span></text:span><text:span text:style-name="User_20_Entry"><text:span text:style-name="T168"> - Instellijst</text:span></text:span><text:span text:style-name="User_20_Entry"><text:span text:style-name="T171"> </text:span></text:span><text:span text:style-name="User_20_Entry"><text:span text:style-name="T164">maken</text:span></text:span><text:span text:style-name="User_20_Entry"><text:span text:style-name="T166">.</text:span></text:span></text:p>
          </table:table-cell>
        </table:table-row>
      </table:table>
      <text:p text:style-name="P25"/>
      <text:list xml:id="list195021991229393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8960107808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3">Start de computer op vanaf </text:span><text:span text:style-name="T314">ee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286"><text:reference-ref text:reference-format="text" text:ref-name="Versie">11</text:reference-ref></text:span></text:span><text:span text:style-name="Strong_20_Emphasis"><text:span text:style-name="T286"><text:s/></text:span></text:span><text:span text:style-name="T316">(</text:span><text:span text:style-name="T315">Live</text:span><text:span text:style-name="T188"><text:note text:id="ftn3" text:note-class="footnote"><text:note-citation>1</text:note-citation><text:note-body><text:p text:style-name="P86"><text:span text:style-name="T377">Vanaf ee</text:span>n Live <text:span text:style-name="T385">USB-stick of </text:span><text:span text:style-name="T329">CD</text:span><text:span text:style-name="T6"> </text:span>kunt <text:span text:style-name="T377">u opstarten en</text:span> met <text:reference-ref text:reference-format="text" text:ref-name="Distributie">Debian</text:reference-ref><text:s/>werken zonder deze te installeren.</text:p></text:note-body></text:note></text:span><text:span text:style-name="T190">)</text:span><text:span text:style-name="T183"> </text:span><text:span text:style-name="T187">GNOME</text:span><text:span text:style-name="T183"> </text:span><text:span text:style-name="T186">USB-stick</text:span><text:span text:style-name="T186"><text:note text:id="ftn4" text:note-class="footnote"><text:note-citation>2</text:note-citation><text:note-body><text:p text:style-name="P87"><text:span text:style-name="T387">D</text:span><text:span text:style-name="Strong_20_Emphasis"><text:span text:style-name="T191">ow</text:span></text:span><text:span text:style-name="Strong_20_Emphasis"><text:span text:style-name="T207">nload </text:span></text:span><text:span text:style-name="Strong_20_Emphasis"><text:span text:style-name="T215">e</text:span></text:span><text:span text:style-name="Strong_20_Emphasis"><text:span text:style-name="T208">e</text:span></text:span><text:span text:style-name="Strong_20_Emphasis"><text:span text:style-name="T209">n</text:span></text:span><text:span text:style-name="Strong_20_Emphasis"><text:span text:style-name="T225"> </text:span></text:span><text:span text:style-name="Strong_20_Emphasis"><text:span text:style-name="T207">Live CD </text:span></text:span><text:span text:style-name="Strong_20_Emphasis"><text:span text:style-name="T212">v</text:span></text:span><text:span text:style-name="Strong_20_Emphasis"><text:span text:style-name="T211">anaf</text:span></text:span><text:span text:style-name="Strong_20_Emphasis"><text:span text:style-name="T194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39">hier</text:span></text:span></text:a><text:span text:style-name="T387">,</text:span><text:span text:style-name="Strong_20_Emphasis"><text:span text:style-name="T195"> </text:span></text:span><text:span text:style-name="Strong_20_Emphasis"><text:span text:style-name="T210">kies </text:span></text:span><text:span text:style-name="T220">...gnome</text:span><text:span text:style-name="T219">+non-fre</text:span><text:span text:style-name="T221">e</text:span><text:span text:style-name="T219">.iso</text:span><text:span text:style-name="Strong_20_Emphasis"><text:span text:style-name="T207">, </text:span></text:span><text:span text:style-name="Strong_20_Emphasis"><text:span text:style-name="T191">e</text:span></text:span><text:span text:style-name="Strong_20_Emphasis"><text:span text:style-name="T193">n </text:span></text:span><text:span text:style-name="T387">plaats een USB-stick </text:span><text:span text:style-name="T389">van </text:span><text:span text:style-name="T387">min</text:span><text:span text:style-name="T390">imaal <text:line-break/></text:span><text:span text:style-name="T387">4 GB.</text:span></text:p><text:p text:style-name="P83"><text:span text:style-name="T387"><text:tab/></text:span><text:span text:style-name="Strong_20_Emphasis"><text:span text:style-name="T214">G</text:span></text:span><text:span text:style-name="Strong_20_Emphasis"><text:span text:style-name="T197">ebruik </text:span></text:span><text:span text:style-name="Strong_20_Emphasis"><text:span text:style-name="T198">het programma balenaEtche</text:span></text:span><text:span text:style-name="Strong_20_Emphasis"><text:span text:style-name="T199">r</text:span></text:span><text:span text:style-name="Strong_20_Emphasis"><text:span text:style-name="T198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397">etcher.io</text:span></text:span></text:a><text:span text:style-name="Strong_20_Emphasis"><text:span text:style-name="T200">) </text:span></text:span><text:span text:style-name="Strong_20_Emphasis"><text:span text:style-name="T206">om de CD naar de USB-stick te schrijven</text:span></text:span><text:span text:style-name="Strong_20_Emphasis"><text:span text:style-name="T200">; </text:span></text:span><text:span text:style-name="Strong_20_Emphasis"><text:span text:style-name="T198">balenaEtche</text:span></text:span><text:span text:style-name="Strong_20_Emphasis"><text:span text:style-name="T199">r</text:span></text:span><text:span text:style-name="Strong_20_Emphasis"><text:span text:style-name="T202"> is</text:span></text:span><text:span text:style-name="Strong_20_Emphasis"><text:span text:style-name="T200"> </text:span></text:span><text:span text:style-name="Strong_20_Emphasis"><text:span text:style-name="T196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8">, </text:span></text:span><text:span text:style-name="Strong_20_Emphasis"><text:span text:style-name="T200">en </text:span></text:span><text:span text:style-name="Strong_20_Emphasis"><text:span text:style-name="T205">GNU/</text:span></text:span><text:span text:style-name="Strong_20_Emphasis"><text:span text:style-name="T198">Linux</text:span></text:span><text:span text:style-name="Strong_20_Emphasis"><text:span text:style-name="T201">.</text:span></text:span></text:p></text:note-body></text:note></text:span><text:span text:style-name="T186"> </text:span><text:span text:style-name="T189">of</text:span><text:span text:style-name="T186"> </text:span><text:span text:style-name="T182">C</text:span><text:span text:style-name="T186">D</text:span><text:span text:style-name="T18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3">.</text:span></text:p>
            <text:p text:style-name="P34"><text:span text:style-name="T184">Opstartmenu/</text:span><text:span text:style-name="T185">boot menu</text:span><text:span text:style-name="T184"> </text:span><text:span text:style-name="T183">via </text:span><text:span text:style-name="Definition"><text:span text:style-name="T376">opstartmenu</text:span></text:span><text:span text:style-name="T183">, </text:span><text:span text:style-name="T184">instellingen/</text:span><text:span text:style-name="T185">setup</text:span><text:span text:style-name="T183"> via </text:span><text:span text:style-name="Definition"><text:span text:style-name="T376">instellingen</text:span></text:span><text:span text:style-name="T183">.</text:span></text:p>
          </table:table-cell>
        </table:table-row>
        <table:table-row table:style-name="TableLine93898960129040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7">eerste keuze </text:span></text:span><text:span text:style-name="Strong_20_Emphasis"><text:span text:style-name="T112">en druk op de </text:span></text:span><text:span text:style-name="Strong_20_Emphasis"><text:span text:style-name="T213">Enter</text:span></text:span><text:span text:style-name="Strong_20_Emphasis"><text:span text:style-name="T112">-toets.</text:span></text:span></text:p>
          </table:table-cell>
        </table:table-row>
        <table:table-row table:style-name="TableLine938989603756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2"><text:s/></text:span></text:span><text:span text:style-name="Strong_20_Emphasis"><text:span text:style-name="T121"><draw:control text:anchor-type="as-char" draw:z-index="44" draw:name="Vorm11_0" draw:style-name="gr1" draw:text-style-name="P95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52">Volg de schermen en </text:span></text:span><text:span text:style-name="Strong_20_Emphasis"><text:span text:style-name="T119">s</text:span></text:span><text:span text:style-name="Strong_20_Emphasis"><text:span text:style-name="T54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98960384336">
          <table:table-cell table:style-name="_32_._5f_Installatie_5f_uitvoeren.A1" office:value-type="string">
            <text:p text:style-name="P60"><text:span text:style-name="Strong_20_Emphasis"><text:span text:style-name="T82"><text:s/></text:span></text:span><text:span text:style-name="Strong_20_Emphasis"><text:span text:style-name="T121"><draw:control text:anchor-type="as-char" draw:z-index="41" draw:name="Vorm13_1" draw:style-name="gr1" draw:text-style-name="P9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8">Start de installatie</text:span></text:span><text:span text:style-name="Strong_20_Emphasis"><text:span text:style-name="T125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5">klik op </text:span></text:span><text:span text:style-name="Strong_20_Emphasis"><text:span text:style-name="T156">Activities</text:span></text:span><text:span text:style-name="Strong_20_Emphasis"><text:span text:style-name="T105"> en </text:span></text:span><text:span text:style-name="Strong_20_Emphasis"><text:span text:style-name="T106">een </text:span></text:span><text:span text:style-name="Strong_20_Emphasis"><text:span text:style-name="T105">klik op</text:span></text:span><text:span text:style-name="Strong_20_Emphasis"><text:span text:style-name="T104"> </text:span></text:span><text:span text:style-name="Strong_20_Emphasis"><text:span text:style-name="T155">Install Debian</text:span></text:span><text:span text:style-name="Strong_20_Emphasis"><text:span text:style-name="T47">.</text:span></text:span></text:p>
          </table:table-cell>
        </table:table-row>
        <table:table-row table:style-name="TableLine93898960384592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40" draw:name="Vorm13_0" draw:style-name="gr1" draw:text-style-name="P95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160">Welcome</text:span></text:span><text:span text:style-name="Strong_20_Emphasis"><text:span text:style-name="T48"> kies </text:span></text:span><text:span text:style-name="Strong_20_Emphasis"><text:span text:style-name="T160">Nederlands</text:span></text:span><text:span text:style-name="Strong_20_Emphasis"><text:span text:style-name="T48"> en klik op </text:span></text:span><text:span text:style-name="Strong_20_Emphasis"><text:span text:style-name="T160">Volgende</text:span></text:span><text:span text:style-name="Strong_20_Emphasis"><text:span text:style-name="T48">.</text:span></text:span></text:p>
          </table:table-cell>
        </table:table-row>
        <table:table-row table:style-name="TableLine93898960384848">
          <table:table-cell table:style-name="_32_._5f_Installatie_5f_uitvoeren.A1" office:value-type="string">
            <text:p text:style-name="P73"><text:span text:style-name="Strong_20_Emphasis"><text:span text:style-name="T82"><text:s/></text:span></text:span><text:span text:style-name="Strong_20_Emphasis"><text:span text:style-name="T121"><draw:control text:anchor-type="as-char" draw:z-index="45" draw:name="Vorm13_2" draw:style-name="gr1" draw:text-style-name="P95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1">Bij <text:span text:style-name="T381">Locatie</text:span> kies bij <text:span text:style-name="T381">Regio</text:span> voor <text:span text:style-name="T381">Europa</text:span> en klik op <text:span text:style-name="T381">Volgende</text:span>.</text:p>
          </table:table-cell>
        </table:table-row>
        <table:table-row table:style-name="TableLine93898960385104">
          <table:table-cell table:style-name="_32_._5f_Installatie_5f_uitvoeren.A1" office:value-type="string">
            <text:p text:style-name="P73"><text:span text:style-name="Strong_20_Emphasis"><text:span text:style-name="T82"><text:s/></text:span></text:span><text:span text:style-name="Strong_20_Emphasis"><text:span text:style-name="T121"><draw:control text:anchor-type="as-char" draw:z-index="46" draw:name="Vorm13_3" draw:style-name="gr1" draw:text-style-name="P9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71">Bij <text:span text:style-name="T381">Toetsenbord</text:span> kies <text:span text:style-name="T381">English (US)</text:span> en klik op <text:span text:style-name="T381">Volgende</text:span>.</text:p>
          </table:table-cell>
        </table:table-row>
        <table:table-row table:style-name="TableLine93898960385360">
          <table:table-cell table:style-name="_32_._5f_Installatie_5f_uitvoeren.A1" office:value-type="string">
            <text:p text:style-name="P73"><text:span text:style-name="Strong_20_Emphasis"><text:span text:style-name="T82"><text:s/></text:span></text:span><text:span text:style-name="Strong_20_Emphasis"><text:span text:style-name="T121"><draw:control text:anchor-type="as-char" draw:z-index="47" draw:name="Vorm13_4" draw:style-name="gr1" draw:text-style-name="P9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0"><text:span text:style-name="T401">Bij </text:span><text:span text:style-name="T383">Partities</text:span><text:span text:style-name="T401"> </text:span><text:span text:style-name="T337">selecteer</text:span><text:span text:style-name="T401"> gewenste methode, </text:span><text:span text:style-name="Strong_20_Emphasis"><text:span text:style-name="T165">aanbevolen</text:span></text:span><text:span text:style-name="Strong_20_Emphasis"><text:span text:style-name="T42"> </text:span></text:span><text:span text:style-name="Strong_20_Emphasis"><text:span text:style-name="T48">wordt </text:span></text:span><text:span text:style-name="Strong_20_Emphasis"><text:span text:style-name="T160">Encrypteer systeem</text:span></text:span><text:span text:style-name="Strong_20_Emphasis"><text:span text:style-name="T42"> </text:span></text:span><text:span text:style-name="Strong_20_Emphasis"><text:span text:style-name="T48">aan te vinken en wachtwoordzin </text:span></text:span><text:span text:style-name="Strong_20_Emphasis"><text:span text:style-name="T51">tweemaal</text:span></text:span><text:span text:style-name="Strong_20_Emphasis"><text:span text:style-name="T48"> in te vullen, </text:span></text:span><text:span text:style-name="Strong_20_Emphasis"><text:span text:style-name="T42">en klik op </text:span></text:span><text:span text:style-name="Strong_20_Emphasis"><text:span text:style-name="T159">Volgende</text:span></text:span><text:span text:style-name="Strong_20_Emphasis"><text:span text:style-name="T42">.</text:span></text:span></text:p>
          </table:table-cell>
        </table:table-row>
        <table:table-row table:style-name="TableLine93898960385616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8">Bij </text:span></text:span><text:span text:style-name="Strong_20_Emphasis"><text:span text:style-name="T163">Gebruikers</text:span></text:span><text:span text:style-name="Strong_20_Emphasis"><text:span text:style-name="T118"> vul in </text:span></text:span><text:span text:style-name="Strong_20_Emphasis"><text:span text:style-name="T161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09">,</text:span></text:span><text:span text:style-name="Strong_20_Emphasis"><text:span text:style-name="T49"> </text:span></text:span><text:span text:style-name="Strong_20_Emphasis"><text:span text:style-name="T161">Welke naam wil je gebruiken om in te loggen?</text:span></text:span><text:span text:style-name="Strong_20_Emphasis"><text:span text:style-name="T4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8">, </text:span></text:span><text:span text:style-name="Strong_20_Emphasis"><text:span text:style-name="T162">Wat is de </text:span></text:span><text:span text:style-name="Strong_20_Emphasis"><text:span text:style-name="T161">naam van deze </text:span></text:span><text:span text:style-name="Strong_20_Emphasis"><text:span text:style-name="T162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49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4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6">V</text:span></text:span><text:span text:style-name="Strong_20_Emphasis"><text:span text:style-name="T135">olgende</text:span></text:span><text:span text:style-name="Strong_20_Emphasis"><text:span text:style-name="T25">.</text:span></text:span></text:p>
          </table:table-cell>
        </table:table-row>
        <table:table-row table:style-name="TableLine93898960385872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0">Bij </text:span></text:span><text:span text:style-name="Strong_20_Emphasis"><text:span text:style-name="T229">Samenvatting</text:span></text:span><text:span text:style-name="Strong_20_Emphasis"><text:span text:style-name="T237"> </text:span></text:span><text:span text:style-name="Strong_20_Emphasis"><text:span text:style-name="T238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7">Installeer</text:span></text:span><text:span text:style-name="Strong_20_Emphasis"><text:span text:style-name="T25">.</text:span></text:span></text:p>
          </table:table-cell>
        </table:table-row>
        <table:table-row table:style-name="TableLine93898960386128">
          <table:table-cell table:style-name="_32_._5f_Installatie_5f_uitvoeren.A1" office:value-type="string">
            <text:p text:style-name="P76"><text:span text:style-name="Strong_20_Emphasis"><text:span text:style-name="T82"><text:s/></text:span></text:span><text:span text:style-name="Strong_20_Emphasis"><text:span text:style-name="T121"><draw:control text:anchor-type="as-char" draw:z-index="48" draw:name="Vorm14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50">Bij </text:span></text:span><text:span text:style-name="Strong_20_Emphasis"><text:span text:style-name="T230">Beëindigen</text:span></text:span><text:span text:style-name="Strong_20_Emphasis"><text:span text:style-name="T237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8">Voltooid</text:span></text:span><text:span text:style-name="Strong_20_Emphasis"><text:span text:style-name="T25">.</text:span></text:span></text:p>
          </table:table-cell>
        </table:table-row>
        <table:table-row table:style-name="TableLine938989603863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98960386640">
          <table:table-cell table:style-name="_32_._5f_Installatie_5f_uitvoer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8">Verwijder </text:span></text:span><text:span text:style-name="Strong_20_Emphasis"><text:span text:style-name="T129">het </text:span></text:span><text:span text:style-name="Strong_20_Emphasis"><text:span text:style-name="T128">installatiemedium (</text:span></text:span><text:span text:style-name="Strong_20_Emphasis"><text:span text:style-name="T130">USB-stick of </text:span></text:span><text:span text:style-name="Strong_20_Emphasis"><text:span text:style-name="T116">C</text:span></text:span><text:span text:style-name="Strong_20_Emphasis"><text:span text:style-name="T130">D</text:span></text:span><text:span text:style-name="Strong_20_Emphasis"><text:span text:style-name="T269"><text:note-ref text:note-class="footnote" text:reference-format="text" text:ref-name="ftn5">3</text:note-ref></text:span></text:span><text:span text:style-name="Strong_20_Emphasis"><text:span text:style-name="T128">) </text:span></text:span><text:span text:style-name="Strong_20_Emphasis"><text:span text:style-name="T131">en</text:span></text:span><text:span text:style-name="Strong_20_Emphasis"><text:span text:style-name="T128"> </text:span></text:span><text:span text:style-name="Strong_20_Emphasis"><text:span text:style-name="T124">druk </text:span></text:span><text:span text:style-name="Strong_20_Emphasis"><text:span text:style-name="T132">op</text:span></text:span><text:span text:style-name="Strong_20_Emphasis"><text:span text:style-name="T124"> </text:span></text:span><text:span text:style-name="Strong_20_Emphasis"><text:span text:style-name="T112">de </text:span></text:span><text:span text:style-name="Strong_20_Emphasis"><text:span text:style-name="T213">Enter</text:span></text:span><text:span text:style-name="Strong_20_Emphasis"><text:span text:style-name="T112">-toets</text:span></text:span><text:span text:style-name="Strong_20_Emphasis"><text:span text:style-name="T133">.</text:span></text:span></text:p>
          </table:table-cell>
        </table:table-row>
      </table:table>
      <text:p text:style-name="P33"><text:span text:style-name="Strong_20_Emphasis"><text:span text:style-name="T124"/></text:span></text:p>
      <text:list xml:id="list195023135405112" text:continue-numbering="true" text:style-name="L1">
        <text:list-item>
          <text:p text:style-name="P91"><text:span text:style-name="Strong_20_Emphasis"><text:span text:style-name="T227">Installatie </text:span></text:span><text:span text:style-name="Strong_20_Emphasis"><text:span text:style-name="T228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8960377776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0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2">Enter</text:span></text:span><text:span text:style-name="Strong_20_Emphasis"><text:span text:style-name="T38">-toets.</text:span></text:span></text:p>
          </table:table-cell>
        </table:table-row>
        <table:table-row table:style-name="TableLine938989603767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98960564560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89896056515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98960565744">
          <table:table-cell table:style-name="_33_._5f_Installatie_5f_afronden.A1" office:value-type="string">
            <text:p text:style-name="P66"><text:span text:style-name="Strong_20_Emphasis"><text:span text:style-name="T82"><text:s/></text:span></text:span><text:span text:style-name="Strong_20_Emphasis"><text:span text:style-name="T121"><draw:control text:anchor-type="as-char" draw:z-index="43" draw:name="Vorm22_1" draw:style-name="gr1" draw:text-style-name="P9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52">Volg de schermen en </text:span></text:span><text:span text:style-name="Strong_20_Emphasis"><text:span text:style-name="T119">s</text:span></text:span><text:span text:style-name="Strong_20_Emphasis"><text:span text:style-name="T54">luit het hulpscherm.</text:span></text:span></text:p>
          </table:table-cell>
        </table:table-row>
        <table:table-row table:style-name="TableLine938989605663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6"/></text:span></text:p>
          </table:table-cell>
        </table:table-row>
        <table:table-row table:style-name="TableLine93898960566928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3">gebruikers </text:span></text:span><text:span text:style-name="Strong_20_Emphasis"><text:span text:style-name="T125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16">Super</text:span></text:span><text:span text:style-name="Strong_20_Emphasis"><text:span text:style-name="T67">-toets</text:span></text:span><text:span text:style-name="Strong_20_Emphasis"><text:span text:style-name="T67"><text:note text:id="ftn6" text:note-class="footnote"><text:note-citation>1</text:note-citation><text:note-body><text:p text:style-name="P82"><text:span text:style-name="T320">De </text:span><text:span text:style-name="T336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46">geb</text:span></text:span><text:span text:style-name="Strong_20_Emphasis"><text:span text:style-name="T147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9">bij </text:span></text:span><text:span text:style-name="Strong_20_Emphasis"><text:span text:style-name="T258">Instellingen </text:span></text:span><text:span text:style-name="Strong_20_Emphasis"><text:span text:style-name="T94">rechts o</text:span></text:span><text:span text:style-name="Strong_20_Emphasis"><text:span text:style-name="T68">p </text:span></text:span><text:span text:style-name="Strong_20_Emphasis"><text:span text:style-name="T259">Gebruikers</text:span></text:span><text:span text:style-name="Strong_20_Emphasis"><text:span text:style-name="T92">.</text:span></text:span></text:p>
          </table:table-cell>
        </table:table-row>
        <table:table-row table:style-name="TableLine93898960567520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1">Klik links</text:span></text:span><text:span text:style-name="Strong_20_Emphasis"><text:span text:style-name="T127"> </text:span></text:span><text:span text:style-name="Strong_20_Emphasis"><text:span text:style-name="T108">op </text:span></text:span><text:span text:style-name="Strong_20_Emphasis"><text:span text:style-name="T157">Ontgrendelen</text:span></text:span><text:span text:style-name="Strong_20_Emphasis"><text:span text:style-name="T108"> </text:span></text:span><text:span text:style-name="Strong_20_Emphasis"><text:span text:style-name="T107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07">.</text:span></text:span></text:p>
          </table:table-cell>
        </table:table-row>
        <table:table-row table:style-name="TableLine938989605681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98960568704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57">een </text:span></text:span><text:span text:style-name="Strong_20_Emphasis"><text:span text:style-name="T86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16">Super</text:span></text:span><text:span text:style-name="Strong_20_Emphasis"><text:span text:style-name="T70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49">sof</text:span></text:span><text:span text:style-name="Strong_20_Emphasis"><text:span text:style-name="T151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0">Software</text:span></text:span><text:span text:style-name="Strong_20_Emphasis"><text:span text:style-name="T70">.</text:span></text:span></text:p>
          </table:table-cell>
        </table:table-row>
        <table:table-row table:style-name="TableLine93898960569296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08">Klik op </text:span><text:span text:style-name="T311">Updates</text:span><text:span text:style-name="T309"> en a</text:span><text:span text:style-name="T307">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7">Downloaden</text:span></text:span><text:span text:style-name="T305"> </text:span><text:span text:style-name="T310">en vervolgens op </text:span><text:span text:style-name="T312">Herstarten &amp; bijwerken</text:span><text:span text:style-name="T310">.</text:span></text:p>
          </table:table-cell>
        </table:table-row>
        <table:table-row table:style-name="TableLine93898960569888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06">A</text:span><text:span text:style-name="T384">anmelden als </text:span><text:span text:style-name="Definition"><text:span text:style-name="T8">gebruiker</text:span></text:span>.</text:p>
          </table:table-cell>
        </table:table-row>
        <table:table-row table:style-name="TableLine938989606077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98960607968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21"><draw:control text:anchor-type="as-char" draw:z-index="37" draw:name="Vorm4_1" draw:style-name="gr1" draw:text-style-name="P95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2">Installeer </text:span></text:span><text:span text:style-name="Strong_20_Emphasis"><text:span text:style-name="T101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16">Super</text:span></text:span><text:span text:style-name="Strong_20_Emphasis"><text:span text:style-name="T67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95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2">Terminalvenster</text:span></text:span><text:span text:style-name="Strong_20_Emphasis"><text:span text:style-name="T95">. </text:span></text:span></text:p>
          </table:table-cell>
        </table:table-row>
        <table:table-row table:style-name="TableLine93898960608224">
          <table:table-cell table:style-name="_33_._5f_Installatie_5f_afronden.A1" office:value-type="string">
            <text:p text:style-name="P55"><text:span text:style-name="Strong_20_Emphasis"><text:span text:style-name="T82"><text:s/></text:span></text:span><text:span text:style-name="Strong_20_Emphasis"><text:span text:style-name="T121"><draw:control text:anchor-type="as-char" draw:z-index="39" draw:name="Vorm4_0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398">Typ</text:span><text:span text:style-name="Strong_20_Emphasis"><text:span text:style-name="T96">, of </text:span></text:span><text:span text:style-name="Strong_20_Emphasis"><text:span text:style-name="T95">kopieer en plak, de</text:span></text:span><text:span text:style-name="Strong_20_Emphasis"><text:span text:style-name="T99">z</text:span></text:span><text:span text:style-name="Strong_20_Emphasis"><text:span text:style-name="T97">e</text:span></text:span><text:span text:style-name="Strong_20_Emphasis"><text:span text:style-name="T95"> opdrachten, ieder gevolgd door de </text:span></text:span><text:span text:style-name="Strong_20_Emphasis"><text:span text:style-name="T217">Enter</text:span></text:span><text:span text:style-name="Strong_20_Emphasis"><text:span text:style-name="T68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text:span text:style-name="User_20_Entry"><text:span text:style-name="T270"><text:line-break/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3898960608480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98960609232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4">een</text:span></text:span><text:span text:style-name="Strong_20_Emphasis"><text:span text:style-name="T83"> druk</text:span></text:span><text:span text:style-name="Strong_20_Emphasis"><text:span text:style-name="T84"> op</text:span></text:span><text:span text:style-name="Strong_20_Emphasis"><text:span text:style-name="T70"> de </text:span></text:span><text:span text:style-name="Strong_20_Emphasis"><text:span text:style-name="T216">Super</text:span></text:span><text:span text:style-name="Strong_20_Emphasis"><text:span text:style-name="T70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4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67">.</text:span></text:span></text:p>
          </table:table-cell>
        </table:table-row>
        <table:table-row table:style-name="TableLine93898960609984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3">3 -</text:span></text:span><text:span text:style-name="Strong_20_Emphasis"><text:span text:style-name="T226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8">Verder</text:span></text:span><text:span text:style-name="Strong_20_Emphasis"><text:span text:style-name="T81">.</text:span></text:span></text:p>
          </table:table-cell>
        </table:table-row>
        <table:table-row table:style-name="TableLine93898960610736">
          <table:table-cell table:style-name="_33_._5f_Installatie_5f_afronden.A1" office:value-type="string">
            <text:p text:style-name="P46"><text:span text:style-name="Strong_20_Emphasis"><text:span text:style-name="T82"><text:s/></text:span></text:span><text:span text:style-name="Strong_20_Emphasis"><text:span text:style-name="T121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5">Volg de aanwijzingen op het scherm</text:span></text:span><text:span text:style-name="Strong_20_Emphasis"><text:span text:style-name="T55"><text:note text:id="ftn7" text:note-class="footnote"><text:note-citation>2</text:note-citation><text:note-body><text:p text:style-name="P88">De installatie kan nagelopen worden aan de hand van het bestand <text:span text:style-name="T379">/usr/local/etc/</text:span><text:span text:style-name="T335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3898960611488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/>
          </table:table-cell>
        </table:table-row>
        <table:table-row table:style-name="TableLine93898960612240">
          <table:table-cell table:style-name="_33_._5f_Installatie_5f_afronden.A1" office:value-type="string">
            <text:p text:style-name="P78"><text:span text:style-name="Strong_20_Emphasis"><text:span text:style-name="T82"><text:s/></text:span></text:span><text:span text:style-name="Strong_20_Emphasis"><text:span text:style-name="T121"><draw:control text:anchor-type="as-char" draw:z-index="50" draw:name="Vorm36_1" draw:style-name="gr1" draw:text-style-name="P9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81"/></text:span></text:p>
      <text:p text:style-name="P37"><text:span text:style-name="Strong_20_Emphasis"><text:span text:style-name="T55"/></text:span></text:p>
      <text:list xml:id="list195023308868064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98960576272">
          <table:table-cell table:style-name="Tabel2.A1" office:value-type="string">
            <text:p text:style-name="P80"><text:span text:style-name="Strong_20_Emphasis"><text:span text:style-name="T82"><text:s/></text:span></text:span><text:span text:style-name="Strong_20_Emphasis"><text:span text:style-name="T121"><draw:control text:anchor-type="as-char" draw:z-index="51" draw:name="Vorm40_0" draw:style-name="gr1" draw:text-style-name="P95" svg:width="0.35cm" svg:height="0.35cm" draw:control="control52"/></text:span></text:span></text:p>
          </table:table-cell>
          <table:table-cell table:style-name="Tabel2.A1" office:value-type="string">
            <text:p text:style-name="P1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0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2">Enter</text:span></text:span><text:span text:style-name="Strong_20_Emphasis"><text:span text:style-name="T38">-toets.</text:span></text:span></text:p>
          </table:table-cell>
        </table:table-row>
        <table:table-row table:style-name="TableLine9389896075787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8"/>
          </table:table-cell>
        </table:table-row>
        <table:table-row table:style-name="TableLine93898960716416">
          <table:table-cell table:style-name="Tabel2.A1" office:value-type="string">
            <text:p text:style-name="P77"><text:span text:style-name="Strong_20_Emphasis"><text:span text:style-name="T82"><text:s/></text:span></text:span><text:span text:style-name="Strong_20_Emphasis"><text:span text:style-name="T121"><draw:control text:anchor-type="as-char" draw:z-index="49" draw:name="Vorm36_0" draw:style-name="gr1" draw:text-style-name="P95" svg:width="0.35cm" svg:height="0.35cm" draw:control="control50"/></text:span></text:span></text:p>
          </table:table-cell>
          <table:table-cell table:style-name="Tabel2.A1" office:value-type="string">
            <text:p text:style-name="P1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898960808720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8" text:note-class="footnote"><text:note-citation>1</text:note-citation><text:note-body><text:p text:style-name="P81"><text:span text:style-name="T380">Na aanmelden als </text:span><text:span text:style-name="Definition"><text:span text:style-name="T391">2</text:span></text:span><text:span text:style-name="Definition"><text:span text:style-name="T400">e</text:span></text:span><text:span text:style-name="Definition"><text:span text:style-name="T391"> </text:span></text:span><text:span text:style-name="Definition"><text:span text:style-name="T392">gebruiker</text:span></text:span><text:span text:style-name="T380">, </text:span><text:span text:style-name="T396">zoek en </text:span><text:span text:style-name="T380">start</text:span><text:span text:style-name="T388"> </text:span><text:span text:style-name="T386">In</text:span><text:span text:style-name="T382">stallatiemenu</text:span><text:span text:style-name="Strong_20_Emphasis"><text:span text:style-name="T261"> </text:span></text:span><text:span text:style-name="T380">en </text:span><text:span text:style-name="User_20_Entry"><text:span text:style-name="T222">kies </text:span></text:span><text:span text:style-name="User_20_Entry"><text:span text:style-name="T224">4 -</text:span></text:span><text:span text:style-name="User_20_Entry"><text:span text:style-name="T222"> </text:span></text:span><text:span text:style-name="User_20_Entry"><text:span text:style-name="T223">Gebruiker inrichten</text:span></text:span><text:span text:style-name="User_20_Entry"><text:span text:style-name="T222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42">Installatiemenu</text:span></text:span><text:span text:style-name="Strong_20_Emphasis"><text:span text:style-name="T261"> </text:span></text:span><text:span text:style-name="Strong_20_Emphasis"><text:span text:style-name="T78">en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3">4 -</text:span></text:span><text:span text:style-name="Strong_20_Emphasis"><text:span text:style-name="T226"> </text:span></text:span><text:span text:style-name="T256">Gebruiker inrichten</text:span><text:span text:style-name="Strong_20_Emphasis"><text:span text:style-name="T58">.</text:span></text:span></text:p>
          </table:table-cell>
        </table:table-row>
        <table:table-row table:style-name="TableLine93898960805856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78">Volg de aanwijzingen op het scherm</text:span></text:span><text:span text:style-name="Strong_20_Emphasis"><text:span text:style-name="T378"><text:note text:id="ftn9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78">.</text:span></text:span></text:p>
          </table:table-cell>
        </table:table-row>
        <table:table-row table:style-name="TableLine93898960807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98960805008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2" draw:name="Vorm40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59">LVM met encryptie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58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5">balk</text:span></text:span><text:span text:style-name="Strong_20_Emphasis"><text:span text:style-name="T37">.</text:span></text:span></text:p>
          </table:table-cell>
        </table:table-row>
        <table:table-row table:style-name="TableLine93898960802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98960760656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3" draw:name="Vorm41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4">Maak een </text:span></text:span><text:span text:style-name="Strong_20_Emphasis"><text:span text:style-name="T236">back-up</text:span></text:span><text:span text:style-name="Strong_20_Emphasis"><text:span text:style-name="T234"> </text:span></text:span><text:span text:style-name="Strong_20_Emphasis"><text:span text:style-name="T233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16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71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5">Installatie</text:span></text:span><text:span text:style-name="Strong_20_Emphasis"><text:span text:style-name="T246">m</text:span></text:span><text:span text:style-name="Strong_20_Emphasis"><text:span text:style-name="T244">enu</text:span></text:span><text:span text:style-name="Strong_20_Emphasis"><text:span text:style-name="T67">.</text:span></text:span></text:p>
          </table:table-cell>
        </table:table-row>
        <table:table-row table:style-name="TableLine93898960806928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4" draw:name="Vorm42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4">K</text:span></text:span><text:span text:style-name="Strong_20_Emphasis"><text:span text:style-name="T234">ies</text:span></text:span><text:span text:style-name="Strong_20_Emphasis"><text:span text:style-name="T233"> </text:span></text:span><text:span text:style-name="Strong_20_Emphasis"><text:span text:style-name="T253">5 -</text:span></text:span><text:span text:style-name="T232"> </text:span><text:span text:style-name="T253">Opdrachtenmenu</text:span><text:span text:style-name="T234">, </text:span><text:span text:style-name="T266">kies</text:span><text:span text:style-name="T234"> </text:span><text:span text:style-name="T254">1 -</text:span><text:span text:style-name="T232"> </text:span><text:span text:style-name="T257">Back-up</text:span><text:span text:style-name="T254"> </text:span><text:span text:style-name="T257">maken</text:span><text:span text:style-name="T232">,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8">Verder</text:span></text:span><text:span text:style-name="Strong_20_Emphasis"><text:span text:style-name="T81">.</text:span></text:span></text:p>
          </table:table-cell>
        </table:table-row>
        <table:table-row table:style-name="TableLine93898960804368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5" draw:name="Vorm43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  <table:table-row table:style-name="TableLine938989607954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98960792736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6" draw:name="Vorm44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4"> </text:span></text:span><text:span text:style-name="Strong_20_Emphasis"><text:span text:style-name="T235">in </text:span></text:span><text:span text:style-name="Strong_20_Emphasis"><text:span text:style-name="T233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16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71">yp </text:span></text:span><text:span text:style-name="Strong_20_Emphasis"><text:span text:style-name="T143">res</text:span></text:span><text:span text:style-name="Strong_20_Emphasis"><text:span text:style-name="T152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3">het </text:span></text:span><text:span text:style-name="Strong_20_Emphasis"><text:span text:style-name="T68">pictogram </text:span></text:span><text:span text:style-name="Strong_20_Emphasis"><text:span text:style-name="T93">van</text:span></text:span><text:span text:style-name="Strong_20_Emphasis"><text:span text:style-name="T72"> </text:span></text:span><text:span text:style-name="Strong_20_Emphasis"><text:span text:style-name="T247">Reservekopieën</text:span></text:span><text:span text:style-name="Strong_20_Emphasis"><text:span text:style-name="T67">.</text:span></text:span></text:p>
          </table:table-cell>
        </table:table-row>
        <table:table-row table:style-name="TableLine93898960790176">
          <table:table-cell table:style-name="Tabel2.A1" office:value-type="string">
            <text:p text:style-name="P47"><text:span text:style-name="Strong_20_Emphasis"><text:span text:style-name="T82"><text:s/></text:span></text:span><text:span text:style-name="Strong_20_Emphasis"><text:span text:style-name="T121"><draw:control text:anchor-type="as-char" draw:z-index="27" draw:name="Vorm45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42"/>
      <text:p text:style-name="P68"><text:span text:style-name="T178">E</text:span><text:span text:style-name="T179">inde c</text:span><text:span text:style-name="T180">hecklist, </text:span><text:span text:style-name="T181">d</text:span><text:span text:style-name="T180">e</text:span><text:span text:style-name="T278"> installatie va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87">GNU/Linux</text:span></text:span><text:span text:style-name="Strong_20_Emphasis"><text:span text:style-name="T278"> </text:span></text:span><text:span text:style-name="T279"><text:reference-ref text:reference-format="text" text:ref-name="Versie">11</text:reference-ref></text:span><text:span text:style-name="T278"><text:s/></text:span><text:span text:style-name="T284">LTS </text:span><text:span text:style-name="T278"><text:reference-ref text:reference-format="text" text:ref-name="Editie">desktop</text:reference-ref></text:span><text:span text:style-name="T278"><text:s/>is voltooid.</text:span></text:p>
      <text:p text:style-name="P24"/>
      <text:p text:style-name="P7"><text:span text:style-name="T110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10-12T19:50:21.082790382">12-10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10-12T19:50:20.980339430</dc:date>
    <meta:keyword>Installatie</meta:keyword>
    <meta:keyword>Checklist</meta:keyword>
    <meta:keyword>Linux</meta:keyword>
    <meta:editing-cycles>6396</meta:editing-cycles>
    <meta:editing-duration>P11DT8H21M42S</meta:editing-duration>
    <meta:print-date>2021-03-23T20:07:57.967210640</meta:print-date>
    <dc:creator>Karel Zimmer</dc:creator>
    <meta:document-statistic meta:table-count="4" meta:image-count="0" meta:object-count="0" meta:page-count="4" meta:paragraph-count="122" meta:word-count="892" meta:character-count="5866" meta:non-whitespace-character-count="4979"/>
    <meta:user-defined meta:name="Info 1"/>
    <meta:user-defined meta:name="Info 2"/>
    <meta:user-defined meta:name="Info 3"/>
    <meta:user-defined meta:name="Info 4"/>
  </office:meta>
</office:document-meta>
</file>